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6-3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3-13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26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1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06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1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2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12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1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12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0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0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19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27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3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551428571429" calcext:value-type="float">
            <text:p>1.6655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29703225807" calcext:value-type="float">
            <text:p>1.68829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9416" calcext:value-type="float">
            <text:p>1.76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277909677419" calcext:value-type="float">
            <text:p>1.8827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07024" calcext:value-type="float">
            <text:p>1.86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45238709677" calcext:value-type="float">
            <text:p>1.8374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781677419355" calcext:value-type="float">
            <text:p>1.8278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964" calcext:value-type="float">
            <text:p>1.74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74425806452" calcext:value-type="float">
            <text:p>1.5917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95728" calcext:value-type="float">
            <text:p>1.50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070916129032" calcext:value-type="float">
            <text:p>1.4707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74179310345" calcext:value-type="float">
            <text:p>1.52074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209125" calcext:value-type="float">
            <text:p>1.4920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974348387097" calcext:value-type="float">
            <text:p>1.3397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57856" calcext:value-type="float">
            <text:p>1.53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11" calcext:value-type="float">
            <text:p>1.6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49344" calcext:value-type="float">
            <text:p>1.6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2031" calcext:value-type="float">
            <text:p>1.7720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903716129032" calcext:value-type="float">
            <text:p>1.8090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06976" calcext:value-type="float">
            <text:p>1.72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66967741936" calcext:value-type="float">
            <text:p>1.5726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748180645161" calcext:value-type="float">
            <text:p>1.5074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07870967742" calcext:value-type="float">
            <text:p>1.4900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135771428571" calcext:value-type="float">
            <text:p>1.50135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304625" calcext:value-type="float">
            <text:p>1.5130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796180645161" calcext:value-type="float">
            <text:p>1.5379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356" calcext:value-type="float">
            <text:p>1.57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0972" calcext:value-type="float">
            <text:p>1.6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0104" calcext:value-type="float">
            <text:p>1.65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277341935484" calcext:value-type="float">
            <text:p>1.8127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5352" calcext:value-type="float">
            <text:p>1.7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576387096774" calcext:value-type="float">
            <text:p>1.6257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18503225807" calcext:value-type="float">
            <text:p>1.55418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737187096774" calcext:value-type="float">
            <text:p>1.5373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174371428571" calcext:value-type="float">
            <text:p>1.54174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990925" calcext:value-type="float">
            <text:p>1.5599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30064516129" calcext:value-type="float">
            <text:p>1.5943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3032" calcext:value-type="float">
            <text:p>1.6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5455" calcext:value-type="float">
            <text:p>1.697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14496" calcext:value-type="float">
            <text:p>1.64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215509677419" calcext:value-type="float">
            <text:p>1.4621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12615" calcext:value-type="float">
            <text:p>1.7112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7152" calcext:value-type="float">
            <text:p>1.81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19638709677" calcext:value-type="float">
            <text:p>1.6941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072051612903" calcext:value-type="float">
            <text:p>1.6107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089987096774" calcext:value-type="float">
            <text:p>1.5708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558342857143" calcext:value-type="float">
            <text:p>1.56558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86325" calcext:value-type="float">
            <text:p>1.5728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442787096774" calcext:value-type="float">
            <text:p>1.6044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548619354839" calcext:value-type="float">
            <text:p>1.6654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812929032258" calcext:value-type="float">
            <text:p>1.6981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82288" calcext:value-type="float">
            <text:p>1.6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591" calcext:value-type="float">
            <text:p>1.565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06038709677" calcext:value-type="float">
            <text:p>1.7490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9528" calcext:value-type="float">
            <text:p>1.7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50615" calcext:value-type="float">
            <text:p>1.6350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8384" calcext:value-type="float">
            <text:p>1.55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472877419355" calcext:value-type="float">
            <text:p>1.5047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897431578947" calcext:value-type="float">
            <text:p>1.498974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854553846154" calcext:value-type="float">
            <text:p>1.668545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59425" calcext:value-type="float">
            <text:p>1.7065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2136" calcext:value-type="float">
            <text:p>1.65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030993548387" calcext:value-type="float">
            <text:p>1.5703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41238709677" calcext:value-type="float">
            <text:p>1.5174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76929032258" calcext:value-type="float">
            <text:p>1.48476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291628571429" calcext:value-type="float">
            <text:p>1.45291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90025" calcext:value-type="float">
            <text:p>1.4879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32567741936" calcext:value-type="float">
            <text:p>1.4873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7612" calcext:value-type="float">
            <text:p>1.4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61024" calcext:value-type="float">
            <text:p>1.331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8976" calcext:value-type="float">
            <text:p>1.4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10606451613" calcext:value-type="float">
            <text:p>1.3771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095825" calcext:value-type="float">
            <text:p>1.57095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68344" calcext:value-type="float">
            <text:p>1.6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61367741936" calcext:value-type="float">
            <text:p>1.5056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31767741936" calcext:value-type="float">
            <text:p>1.4233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37496774194" calcext:value-type="float">
            <text:p>1.4023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842" calcext:value-type="float">
            <text:p>1.402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95793548387" calcext:value-type="float">
            <text:p>1.4209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9324" calcext:value-type="float">
            <text:p>1.4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41296" calcext:value-type="float">
            <text:p>1.4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1526" calcext:value-type="float">
            <text:p>1.541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90928" calcext:value-type="float">
            <text:p>1.47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75542857143" calcext:value-type="float">
            <text:p>1.4177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30038709677" calcext:value-type="float">
            <text:p>1.3833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02456" calcext:value-type="float">
            <text:p>1.6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14325" calcext:value-type="float">
            <text:p>1.52714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60103225807" calcext:value-type="float">
            <text:p>1.4536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484475" calcext:value-type="float">
            <text:p>1.4248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096827586207" calcext:value-type="float">
            <text:p>1.44096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58975" calcext:value-type="float">
            <text:p>1.465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27535483871" calcext:value-type="float">
            <text:p>1.4902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7792" calcext:value-type="float">
            <text:p>1.56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021517241379" calcext:value-type="float">
            <text:p>1.59021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71685714286" calcext:value-type="float">
            <text:p>1.43571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466096551724" calcext:value-type="float">
            <text:p>1.50466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59664516129" calcext:value-type="float">
            <text:p>1.525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24328" calcext:value-type="float">
            <text:p>1.53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44576" calcext:value-type="float">
            <text:p>1.32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90576" calcext:value-type="float">
            <text:p>1.2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612055172414" calcext:value-type="float">
            <text:p>1.30612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332361290323" calcext:value-type="float">
            <text:p>1.3233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148" calcext:value-type="float">
            <text:p>1.43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3619" calcext:value-type="float">
            <text:p>1.5236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54656" calcext:value-type="float">
            <text:p>1.5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77161290323" calcext:value-type="float">
            <text:p>1.4787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81095" calcext:value-type="float">
            <text:p>1.6381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74416" calcext:value-type="float">
            <text:p>1.57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117187096774" calcext:value-type="float">
            <text:p>1.4611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874625" calcext:value-type="float">
            <text:p>1.3987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21367741936" calcext:value-type="float">
            <text:p>1.3532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856685714286" calcext:value-type="float">
            <text:p>1.37856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706763636364" calcext:value-type="float">
            <text:p>1.40706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85032258065" calcext:value-type="float">
            <text:p>1.4448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2456" calcext:value-type="float">
            <text:p>1.53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515664516129" calcext:value-type="float">
            <text:p>1.5851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94536" calcext:value-type="float">
            <text:p>1.4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00309677419" calcext:value-type="float">
            <text:p>1.3890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94618181818" calcext:value-type="float">
            <text:p>1.61294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171525" calcext:value-type="float">
            <text:p>1.5317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300363636364" calcext:value-type="float">
            <text:p>1.40300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4136" calcext:value-type="float">
            <text:p>1.35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714836363636" calcext:value-type="float">
            <text:p>1.33714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66068965517" calcext:value-type="float">
            <text:p>1.33166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142658064516" calcext:value-type="float">
            <text:p>1.3114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267" calcext:value-type="float">
            <text:p>1.3742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47664516129" calcext:value-type="float">
            <text:p>1.4784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562925" calcext:value-type="float">
            <text:p>1.6056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5552" calcext:value-type="float">
            <text:p>1.67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83723076923" calcext:value-type="float">
            <text:p>1.569837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4976" calcext:value-type="float">
            <text:p>1.51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138012903226" calcext:value-type="float">
            <text:p>1.4313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7884" calcext:value-type="float">
            <text:p>1.3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037393548387" calcext:value-type="float">
            <text:p>1.3203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076371428571" calcext:value-type="float">
            <text:p>1.32076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37845" calcext:value-type="float">
            <text:p>1.3237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991122580645" calcext:value-type="float">
            <text:p>1.32991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648722580645" calcext:value-type="float">
            <text:p>1.3664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166941935484" calcext:value-type="float">
            <text:p>1.3616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49352" calcext:value-type="float">
            <text:p>1.28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064025806452" calcext:value-type="float">
            <text:p>1.1406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8468" calcext:value-type="float">
            <text:p>1.4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2488" calcext:value-type="float">
            <text:p>1.58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5615" calcext:value-type="float">
            <text:p>1.4445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41832" calcext:value-type="float">
            <text:p>1.36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82967741936" calcext:value-type="float">
            <text:p>1.3288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990427586207" calcext:value-type="float">
            <text:p>1.30990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20675" calcext:value-type="float">
            <text:p>1.302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56129032258" calcext:value-type="float">
            <text:p>1.3445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11808" calcext:value-type="float">
            <text:p>1.42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4188" calcext:value-type="float">
            <text:p>1.5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88464" calcext:value-type="float">
            <text:p>1.48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15870967742" calcext:value-type="float">
            <text:p>1.3681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83225806452" calcext:value-type="float">
            <text:p>1.5338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378979310345" calcext:value-type="float">
            <text:p>1.52378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961475" calcext:value-type="float">
            <text:p>1.4896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93672" calcext:value-type="float">
            <text:p>1.43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365316129032" calcext:value-type="float">
            <text:p>1.40365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253075862069" calcext:value-type="float">
            <text:p>1.38253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238658064516" calcext:value-type="float">
            <text:p>1.3723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776541935484" calcext:value-type="float">
            <text:p>1.3677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8088" calcext:value-type="float">
            <text:p>1.3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4262" calcext:value-type="float">
            <text:p>1.334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9388" calcext:value-type="float">
            <text:p>1.1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210348387097" calcext:value-type="float">
            <text:p>1.1721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579303225807" calcext:value-type="float">
            <text:p>1.4657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85416" calcext:value-type="float">
            <text:p>1.48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87272" calcext:value-type="float">
            <text:p>1.3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098116129032" calcext:value-type="float">
            <text:p>1.3609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674707692308" calcext:value-type="float">
            <text:p>1.346747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96544" calcext:value-type="float">
            <text:p>1.3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838425806452" calcext:value-type="float">
            <text:p>1.3783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8416" calcext:value-type="float">
            <text:p>1.4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43096774194" calcext:value-type="float">
            <text:p>1.4694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564877419355" calcext:value-type="float">
            <text:p>1.2456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405213793104" calcext:value-type="float">
            <text:p>1.07405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696914285714" calcext:value-type="float">
            <text:p>1.7669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56888" calcext:value-type="float">
            <text:p>1.67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628975" calcext:value-type="float">
            <text:p>1.5562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44344" calcext:value-type="float">
            <text:p>1.4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775948387097" calcext:value-type="float">
            <text:p>1.4677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680542857143" calcext:value-type="float">
            <text:p>1.43680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115458064516" calcext:value-type="float">
            <text:p>1.4211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21006451613" calcext:value-type="float">
            <text:p>1.4472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43632" calcext:value-type="float">
            <text:p>1.5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081883870968" calcext:value-type="float">
            <text:p>1.6108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4232" calcext:value-type="float">
            <text:p>1.6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291251612903" calcext:value-type="float">
            <text:p>1.6229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613393548387" calcext:value-type="float">
            <text:p>1.6861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1216" calcext:value-type="float">
            <text:p>1.6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9395" calcext:value-type="float">
            <text:p>1.4209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11328" calcext:value-type="float">
            <text:p>1.2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40929032258" calcext:value-type="float">
            <text:p>1.2714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79062068966" calcext:value-type="float">
            <text:p>1.28079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290141935484" calcext:value-type="float">
            <text:p>1.3129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50684137931" calcext:value-type="float">
            <text:p>1.37506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909415384615" calcext:value-type="float">
            <text:p>1.779094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5864" calcext:value-type="float">
            <text:p>1.69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998606451613" calcext:value-type="float">
            <text:p>1.5599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8192" calcext:value-type="float">
            <text:p>1.49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04225" calcext:value-type="float">
            <text:p>1.4810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056193103448" calcext:value-type="float">
            <text:p>1.500561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38864516129" calcext:value-type="float">
            <text:p>1.5363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650425806452" calcext:value-type="float">
            <text:p>1.57650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39464" calcext:value-type="float">
            <text:p>1.65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1838" calcext:value-type="float">
            <text:p>1.751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0808" calcext:value-type="float">
            <text:p>1.76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95695483871" calcext:value-type="float">
            <text:p>1.6195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233393548387" calcext:value-type="float">
            <text:p>1.7623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513909677419" calcext:value-type="float">
            <text:p>1.7151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511612903226" calcext:value-type="float">
            <text:p>1.605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83688" calcext:value-type="float">
            <text:p>1.52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073806451613" calcext:value-type="float">
            <text:p>1.4807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134285714286" calcext:value-type="float">
            <text:p>1.4913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46270967742" calcext:value-type="float">
            <text:p>1.5144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959277419355" calcext:value-type="float">
            <text:p>1.5595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0592" calcext:value-type="float">
            <text:p>1.64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482683870968" calcext:value-type="float">
            <text:p>1.6748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80232" calcext:value-type="float">
            <text:p>1.60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924593548387" calcext:value-type="float">
            <text:p>1.4392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59096774194" calcext:value-type="float">
            <text:p>1.6065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94024" calcext:value-type="float">
            <text:p>1.6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5425" calcext:value-type="float">
            <text:p>1.49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35" calcext:value-type="float">
            <text:p>1.3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9776" calcext:value-type="float">
            <text:p>1.5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3332" calcext:value-type="float">
            <text:p>1.5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471716129032" calcext:value-type="float">
            <text:p>1.5347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91896774194" calcext:value-type="float">
            <text:p>1.56391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2895" calcext:value-type="float">
            <text:p>1.5542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3812" calcext:value-type="float">
            <text:p>1.5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20412903226" calcext:value-type="float">
            <text:p>1.5472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708034782609" calcext:value-type="float">
            <text:p>1.5870803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46735483871" calcext:value-type="float">
            <text:p>1.8834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567690322581" calcext:value-type="float">
            <text:p>1.7656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69066666667" calcext:value-type="float">
            <text:p>1.6736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292423529412" calcext:value-type="float">
            <text:p>1.522924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080830769231" calcext:value-type="float">
            <text:p>1.660808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37323076923" calcext:value-type="float">
            <text:p>1.667373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8894" calcext:value-type="float">
            <text:p>1.818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266348387097" calcext:value-type="float">
            <text:p>1.8426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60929032258" calcext:value-type="float">
            <text:p>1.7286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768980645161" calcext:value-type="float">
            <text:p>1.6476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25739130435" calcext:value-type="float">
            <text:p>1.6452573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69066666667" calcext:value-type="float">
            <text:p>1.6736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2336" calcext:value-type="float">
            <text:p>1.6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20103225806" calcext:value-type="float">
            <text:p>1.6822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25006451613" calcext:value-type="float">
            <text:p>1.76725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862658064516" calcext:value-type="float">
            <text:p>1.7686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101496774194" calcext:value-type="float">
            <text:p>1.9510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6755" calcext:value-type="float">
            <text:p>1.9756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49163636364" calcext:value-type="float">
            <text:p>2.00549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7512" calcext:value-type="float">
            <text:p>1.9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97575" calcext:value-type="float">
            <text:p>1.869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15974193548" calcext:value-type="float">
            <text:p>1.8311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3104" calcext:value-type="float">
            <text:p>2.0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43310344828" calcext:value-type="float">
            <text:p>1.86243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162812903226" calcext:value-type="float">
            <text:p>1.8916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87824516129" calcext:value-type="float">
            <text:p>1.9587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739875" calcext:value-type="float">
            <text:p>2.04739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1482" calcext:value-type="float">
            <text:p>1.951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484" calcext:value-type="float">
            <text:p>1.8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44135" calcext:value-type="float">
            <text:p>1.7844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63008" calcext:value-type="float">
            <text:p>1.825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037333333333" calcext:value-type="float">
            <text:p>2.1403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3121100825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94" meta:object-count="0"/>
    <meta:user-defined meta:name="AppVersion">3.0</meta:user-defined>
  </office:meta>
</office:document-meta>
</file>